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6F000001E0ECF69C2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angal2" svg:font-family="Mangal" style:font-family-generic="roman" style:font-pitch="variable"/>
    <style:font-face style:name="Microsoft YaHei2" svg:font-family="'Microsoft YaHe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svg:stroke-width="0.1cm" svg:stroke-color="#ffff99" draw:marker-start-width="0.35cm" draw:marker-end-width="0.3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cm" svg:stroke-color="#6666ff" draw:marker-start-width="0.27cm" draw:marker-end="a609" draw:marker-end-width="0.27cm" svg:stroke-opacity="100%" draw:stroke-linejoin="miter" svg:stroke-linecap="square" draw:fill="none" draw:textarea-horizontal-align="left" draw:textarea-vertical-align="top" draw:auto-grow-height="false" draw:auto-grow-width="false" fo:min-height="2.223cm" fo:min-width="0cm" fo:padding-top="0.153cm" fo:padding-bottom="0.153cm" fo:padding-left="0.273cm" fo:padding-right="0.273cm" fo:wrap-option="wrap"/>
    </style:style>
    <style:style style:name="gr3" style:family="graphic" style:parent-style-name="standard">
      <style:graphic-properties draw:stroke="solid" svg:stroke-width="0.1cm" svg:stroke-color="#6666ff" draw:marker-start-width="0.27cm" draw:marker-end="a613" draw:marker-end-width="0.27cm" svg:stroke-opacity="100%" draw:stroke-linejoin="miter" svg:stroke-linecap="square" draw:fill="none" draw:textarea-horizontal-align="left" draw:textarea-vertical-align="top" draw:auto-grow-height="false" draw:auto-grow-width="false" fo:min-height="0.018cm" fo:min-width="2.144cm" fo:padding-top="0.153cm" fo:padding-bottom="0.153cm" fo:padding-left="0.273cm" fo:padding-right="0.273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1cm" svg:stroke-color="#6666ff" draw:marker-start-width="0.27cm" draw:marker-end="a623" draw:marker-end-width="0.27cm" svg:stroke-opacity="100%" draw:stroke-linejoin="miter" svg:stroke-linecap="square" draw:fill="none" draw:textarea-horizontal-align="left" draw:textarea-vertical-align="top" draw:auto-grow-height="false" draw:auto-grow-width="false" fo:min-height="0.37cm" fo:min-width="0.161cm" fo:padding-top="0.153cm" fo:padding-bottom="0.153cm" fo:padding-left="0.273cm" fo:padding-right="0.273cm" fo:wrap-option="wrap"/>
    </style:style>
    <style:style style:name="gr6" style:family="graphic" style:parent-style-name="standard">
      <style:graphic-properties draw:stroke="solid" svg:stroke-width="0.1cm" svg:stroke-color="#6666ff" draw:marker-start-width="0.27cm" draw:marker-end="a613" draw:marker-end-width="0.27cm" svg:stroke-opacity="100%" draw:stroke-linejoin="miter" svg:stroke-linecap="square" draw:fill="none" draw:textarea-horizontal-align="left" draw:textarea-vertical-align="top" draw:auto-grow-height="false" draw:auto-grow-width="false" fo:min-height="0cm" fo:min-width="2.154cm" fo:padding-top="0.153cm" fo:padding-bottom="0.153cm" fo:padding-left="0.273cm" fo:padding-right="0.273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draw:frame draw:style-name="gr1" draw:text-style-name="P1" draw:layer="layout" svg:width="3.822cm" svg:height="5cm" svg:x="5.289cm" svg:y="6.1cm">
          <draw:image xlink:href="Pictures/100000000000016F000001E0ECF69C2D.png" xlink:type="simple" xlink:show="embed" xlink:actuate="onLoad">
            <text:p/>
          </draw:image>
        </draw:frame>
        <draw:custom-shape draw:name="Straight Connector 1" draw:style-name="gr2" draw:text-style-name="P2" draw:layer="layout" svg:width="0.001cm" svg:height="2.529cm" svg:x="7.194cm" svg:y="6.099cm">
          <text:p text:style-name="P3"/>
          <draw:enhanced-geometry svg:viewBox="0 0 21600 21600" draw:mirror-vertical="true" draw:path-stretchpoint-x="21600" draw:path-stretchpoint-y="21600" draw:text-areas="?f7 ?f7 ?f10 ?f11" draw:glue-points="?f7 ?f7 ?f10 ?f11" draw:mirror-horizontal="false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" draw:style-name="gr3" draw:text-style-name="P2" draw:layer="layout" svg:width="2.69cm" svg:height="0.324cm" svg:x="4.5cm" svg:y="8.3cm">
          <text:p text:style-name="P3"/>
          <draw:enhanced-geometry svg:viewBox="0 0 21600 21600" draw:path-stretchpoint-x="21600" draw:path-stretchpoint-y="21600" draw:text-areas="?f7 ?f7 ?f10 ?f11" draw:glue-points="?f7 ?f7 ?f10 ?f11" draw:mirror-horizontal="true" draw:mirror-vertical="true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3" draw:style-name="gr4" draw:text-style-name="P2" draw:layer="layout" svg:width="0.82cm" svg:height="0.973cm" svg:x="7.469cm" svg:y="5.9cm">
          <text:p text:style-name="P3"><text:span text:style-name="T1">z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4" draw:style-name="gr4" draw:text-style-name="P2" draw:layer="layout" svg:width="0.811cm" svg:height="0.973cm" svg:x="4.289cm" svg:y="9.3cm">
          <text:p text:style-name="P3"><text:span text:style-name="T1">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5" draw:style-name="gr5" draw:text-style-name="P2" draw:layer="layout" svg:width="0.707cm" svg:height="0.676cm" svg:x="6.488cm" svg:y="8.624cm">
          <text:p text:style-name="P3"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6" draw:style-name="gr4" draw:text-style-name="P2" draw:layer="layout" svg:width="0.813cm" svg:height="0.973cm" svg:x="3.7cm" svg:y="7.727cm">
          <text:p text:style-name="P3"><text:span text:style-name="T1">x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style-name="gr1" draw:text-style-name="P1" draw:layer="layout" svg:width="3.822cm" svg:height="5cm" svg:x="11.389cm" svg:y="6.1cm">
          <draw:image xlink:href="Pictures/100000000000016F000001E0ECF69C2D.png" xlink:type="simple" xlink:show="embed" xlink:actuate="onLoad">
            <text:p/>
          </draw:image>
        </draw:frame>
        <draw:custom-shape draw:name="Straight Connector 1" draw:style-name="gr2" draw:text-style-name="P2" draw:layer="layout" svg:width="0.001cm" svg:height="2.529cm" svg:x="13.294cm" svg:y="6.099cm">
          <text:p/>
          <draw:enhanced-geometry svg:viewBox="0 0 21600 21600" draw:mirror-vertical="true" draw:path-stretchpoint-x="21600" draw:path-stretchpoint-y="21600" draw:text-areas="?f7 ?f7 ?f10 ?f11" draw:glue-points="?f7 ?f7 ?f10 ?f11" draw:mirror-horizontal="false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" draw:style-name="gr6" draw:text-style-name="P2" draw:layer="layout" svg:width="2.699cm" svg:height="0.276cm" svg:x="13.29cm" svg:y="8.624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3" draw:style-name="gr4" draw:text-style-name="P4" draw:layer="layout" svg:width="0.82cm" svg:height="0.973cm" svg:x="13.569cm" svg:y="5.9cm">
          <text:p text:style-name="P3"><text:span text:style-name="T1">z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4" draw:style-name="gr4" draw:text-style-name="P4" draw:layer="layout" svg:width="0.815cm" svg:height="0.973cm" svg:x="10.389cm" svg:y="9.3cm">
          <text:p text:style-name="P3"><text:span text:style-name="T1">x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Straight Connector 5" draw:style-name="gr5" draw:text-style-name="P2" draw:layer="layout" svg:width="0.707cm" svg:height="0.676cm" svg:x="12.588cm" svg:y="8.624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reeform 6" draw:style-name="gr4" draw:text-style-name="P4" draw:layer="layout" svg:width="0.811cm" svg:height="0.973cm" svg:x="16.189cm" svg:y="8.5cm">
          <text:p text:style-name="P3"><text:span text:style-name="T1">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3" draw:style-name="gr4" draw:text-style-name="P4" draw:layer="layout" svg:width="5.745cm" svg:height="1.685cm" svg:x="4.3cm" svg:y="10.872cm">
          <text:p text:style-name="P5"><text:span text:style-name="T1">Manufacturer axes</text:span></text:p>
          <text:p text:style-name="P5"><text:span text:style-name="T1">conven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3" draw:style-name="gr4" draw:text-style-name="P6" draw:layer="layout" svg:width="3.982cm" svg:height="1.685cm" svg:x="11.707cm" svg:y="10.772cm">
          <text:p text:style-name="P5"><text:span text:style-name="T1">MRPT axes </text:span><text:span text:style-name="T1"><text:line-break/></text:span><text:span text:style-name="T1">conven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dp2">
          <draw:page-thumbnail draw:name="Slide Image Placeholder 1" draw:style-name="gr7" draw:layer="layout" svg:width="12.7cm" svg:height="9.525cm" svg:x="3.175cm" svg:y="1.931cm" draw:page-number="1" presentation:class="page"/>
          <draw:frame draw:name="TextBox 2" draw:style-name="gr8" draw:text-style-name="P2" draw:layer="layout" svg:width="15.231cm" svg:height="11.421cm" svg:x="1.904cm" svg:y="12.064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angal2" svg:font-family="Mangal" style:font-family-generic="roman" style:font-pitch="variable"/>
    <style:font-face style:name="Microsoft YaHei2" svg:font-family="'Microsoft YaHe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609" svg:viewBox="0 0 20 30" svg:d="M10 0l-10 30h20z"/>
    <draw:marker draw:name="a613" svg:viewBox="0 0 20 30" svg:d="M10 0l-10 30h20z"/>
    <draw:marker draw:name="a623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6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7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0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2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14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5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8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0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2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5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2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0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34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5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6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7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39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40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1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2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4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3cm" fo:padding-bottom="0.13cm" fo:padding-left="0.25cm" fo:padding-right="0.25cm" fo:wrap-option="wrap"/>
      <style:paragraph-properties style:writing-mode="tb-rl"/>
    </style:style>
    <style:style style:name="Mpr4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4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3cm" fo:padding-bottom="0.13cm" fo:padding-left="0.25cm" fo:padding-right="0.25cm" fo:wrap-option="wrap"/>
      <style:paragraph-properties style:writing-mode="tb-rl"/>
    </style:style>
    <style:style style:name="Mpr4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0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.952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.952cm"/>
          <style:tab-stop style:position="1.269cm"/>
          <style:tab-stop style:position="2.539cm"/>
          <style:tab-stop style:position="3.809cm"/>
          <style:tab-stop style:position="5.079cm"/>
          <style:tab-stop style:position="6.349cm"/>
          <style:tab-stop style:position="7.619cm"/>
          <style:tab-stop style:position="8.889cm"/>
          <style:tab-stop style:position="10.159cm"/>
          <style:tab-stop style:position="11.429cm"/>
          <style:tab-stop style:position="12.699cm"/>
          <style:tab-stop style:position="13.969cm"/>
          <style:tab-stop style:position="15.239cm"/>
          <style:tab-stop style:position="16.509cm"/>
          <style:tab-stop style:position="17.779cm"/>
          <style:tab-stop style:position="19.049cm"/>
          <style:tab-stop style:position="20.319cm"/>
          <style:tab-stop style:position="21.589cm"/>
          <style:tab-stop style:position="22.859cm"/>
          <style:tab-stop style:position="24.129cm"/>
          <style:tab-stop style:position="25.399cm"/>
        </style:tab-stops>
      </style:paragraph-properties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.952cm"/>
          <style:tab-stop style:position="1.269cm"/>
          <style:tab-stop style:position="2.539cm"/>
          <style:tab-stop style:position="3.809cm"/>
          <style:tab-stop style:position="5.079cm"/>
          <style:tab-stop style:position="6.349cm"/>
          <style:tab-stop style:position="7.619cm"/>
          <style:tab-stop style:position="8.889cm"/>
          <style:tab-stop style:position="10.159cm"/>
          <style:tab-stop style:position="11.429cm"/>
          <style:tab-stop style:position="12.699cm"/>
          <style:tab-stop style:position="13.969cm"/>
          <style:tab-stop style:position="15.239cm"/>
          <style:tab-stop style:position="16.509cm"/>
          <style:tab-stop style:position="17.779cm"/>
          <style:tab-stop style:position="19.049cm"/>
          <style:tab-stop style:position="20.319cm"/>
          <style:tab-stop style:position="21.589cm"/>
          <style:tab-stop style:position="22.859cm"/>
          <style:tab-stop style:position="24.129cm"/>
          <style:tab-stop style:position="25.399cm"/>
        </style:tab-stops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MT10" style:family="text">
      <style:text-properties fo:color="#898989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2" style:family="text">
      <style:text-properties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0.953cm" text:min-label-width="0.952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2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2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6" style:num-format="">
        <style:list-level-properties text:space-before="6.033cm" text:min-label-width="0.952cm"/>
        <style:text-properties style:use-window-font-color="true" fo:font-size="45%"/>
      </text:list-level-style-number>
      <text:list-level-style-number text:level="7" style:num-format="">
        <style:list-level-properties text:space-before="7.303cm" text:min-label-width="0.952cm"/>
        <style:text-properties style:use-window-font-color="true" fo:font-size="45%"/>
      </text:list-level-style-number>
      <text:list-level-style-number text:level="8" style:num-format="">
        <style:list-level-properties text:space-before="8.573cm" text:min-label-width="0.952cm"/>
        <style:text-properties style:use-window-font-color="true" fo:font-size="45%"/>
      </text:list-level-style-number>
      <text:list-level-style-number text:level="9" style:num-format="">
        <style:list-level-properties text:space-before="9.843cm" text:min-label-width="0.95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1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2.847cm" svg:height="3.162cm" svg:x="1.269cm" svg:y="0.763cm" presentation:class="title">
        <draw:text-box>
          <text:p/>
        </draw:text-box>
      </draw:frame>
      <draw:frame draw:name="Text Placeholder 2" presentation:style-name="Mpr2" draw:text-style-name="MP3" draw:layer="backgroundobjects" svg:width="22.847cm" svg:height="12.559cm" svg:x="1.269cm" svg:y="4.44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4" presentation:style-name="Mpr3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5" presentation:style-name="Mpr3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Default-title" draw:layer="backgroundobjects" svg:width="32.764cm" svg:height="34.692cm" svg:x="-32.773cm" svg:y="-32.769cm" presentation:class="page"/>
        <draw:frame draw:name="Notes Placeholder 5" presentation:style-name="Mpr4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5" draw:text-style-name="MP3" draw:layer="backgroundobjects" svg:width="19.05cm" svg:height="6.632cm" svg:x="3.175cm" svg:y="3.118cm" presentation:class="title">
        <draw:text-box>
          <text:p text:style-name="MP10"><text:span text:style-name="MT7">Click to edit Master title style</text:span></text:p>
        </draw:text-box>
      </draw:frame>
      <draw:frame draw:name="Subtitle 2" presentation:style-name="Mpr6" draw:text-style-name="MP3" draw:layer="backgroundobjects" svg:width="19.05cm" svg:height="4.599cm" svg:x="3.175cm" svg:y="10.006cm" presentation:class="subtitle">
        <draw:text-box>
          <text:p text:style-name="MP11"><text:span text:style-name="MT8">Click to edit Master subtitle style</text:span></text:p>
        </draw:text-box>
      </draw:frame>
      <draw:frame draw:name="Date Placeholder 3" presentation:style-name="Mpr7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4" presentation:style-name="Mpr7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5" presentation:style-name="Mpr7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1-title-Title-Slide-title" draw:layer="backgroundobjects" svg:width="32.764cm" svg:height="34.692cm" svg:x="-32.773cm" svg:y="-32.769cm" presentation:class="page"/>
        <draw:frame draw:name="Notes Placeholder 5" presentation:style-name="Mpr8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9" draw:text-style-name="MP3" draw:layer="backgroundobjects" svg:width="22.847cm" svg:height="3.162cm" svg:x="1.269cm" svg:y="0.763cm" presentation:class="title">
        <draw:text-box>
          <text:p text:style-name="MP10"><text:span text:style-name="MT9">Click to edit Master title style</text:span></text:p>
        </draw:text-box>
      </draw:frame>
      <draw:frame draw:name="Content Placeholder 2" presentation:style-name="Mpr10" draw:text-style-name="MP3" draw:layer="backgroundobjects" svg:width="22.847cm" svg:height="12.559cm" svg:x="1.269cm" svg:y="4.444cm" presentation:class="title">
        <draw:text-box>
          <text:p text:style-name="MP4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3" presentation:style-name="Mpr11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4" presentation:style-name="Mpr11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5" presentation:style-name="Mpr11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2-obj-Title-and-Content-title" draw:layer="backgroundobjects" svg:width="32.764cm" svg:height="34.692cm" svg:x="-32.773cm" svg:y="-32.769cm" presentation:class="page"/>
        <draw:frame draw:name="Notes Placeholder 5" presentation:style-name="Mpr12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3" draw:text-style-name="MP3" draw:layer="backgroundobjects" svg:width="21.908cm" svg:height="7.924cm" svg:x="1.733cm" svg:y="4.749cm" presentation:class="title">
        <draw:text-box>
          <text:p text:style-name="MP10"><text:span text:style-name="MT7">Click to edit Master title style</text:span></text:p>
        </draw:text-box>
      </draw:frame>
      <draw:frame draw:name="Text Placeholder 2" presentation:style-name="Mpr14" draw:text-style-name="MP3" draw:layer="backgroundobjects" svg:width="21.908cm" svg:height="4.167cm" svg:x="1.733cm" svg:y="12.749cm" presentation:class="outline">
        <draw:text-box>
          <text:list text:style-name="ML6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15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4" presentation:style-name="Mpr15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3-secHead-Section-Header-title" draw:layer="backgroundobjects" svg:width="32.764cm" svg:height="34.692cm" svg:x="-32.773cm" svg:y="-32.769cm" presentation:class="page"/>
        <draw:frame draw:name="Notes Placeholder 5" presentation:style-name="Mpr16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17" draw:text-style-name="MP3" draw:layer="backgroundobjects" svg:width="22.847cm" svg:height="3.162cm" svg:x="1.269cm" svg:y="0.763cm" presentation:class="title">
        <draw:text-box>
          <text:p text:style-name="MP10"><text:span text:style-name="MT9">Click to edit Master title style</text:span></text:p>
        </draw:text-box>
      </draw:frame>
      <draw:frame draw:name="Content Placeholder 2" presentation:style-name="Mpr18" draw:text-style-name="MP3" draw:layer="backgroundobjects" svg:width="11.21cm" svg:height="12.559cm" svg:x="1.27cm" svg:y="4.445cm" presentation:class="title">
        <draw:text-box>
          <text:p text:style-name="MP4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Content Placeholder 3" presentation:style-name="Mpr18" draw:text-style-name="MP3" draw:layer="backgroundobjects" svg:width="11.214cm" svg:height="12.559cm" svg:x="12.903cm" svg:y="4.445cm" presentation:class="title">
        <draw:text-box>
          <text:p text:style-name="MP4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4" presentation:style-name="Mpr19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5" presentation:style-name="Mpr19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6" presentation:style-name="Mpr19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4-twoObj-Two-Content-title" draw:layer="backgroundobjects" svg:width="32.764cm" svg:height="34.692cm" svg:x="-32.773cm" svg:y="-32.769cm" presentation:class="page"/>
        <draw:frame draw:name="Notes Placeholder 5" presentation:style-name="Mpr20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21" draw:text-style-name="MP3" draw:layer="backgroundobjects" svg:width="21.908cm" svg:height="3.682cm" svg:x="1.751cm" svg:y="1.014cm" presentation:class="title">
        <draw:text-box>
          <text:p text:style-name="MP10"><text:span text:style-name="MT9">Click to edit Master title style</text:span></text:p>
        </draw:text-box>
      </draw:frame>
      <draw:frame draw:name="Text Placeholder 2" presentation:style-name="Mpr22" draw:text-style-name="MP3" draw:layer="backgroundobjects" svg:width="10.746cm" svg:height="2.289cm" svg:x="1.751cm" svg:y="4.67cm" presentation:class="outline">
        <draw:text-box>
          <text:list text:style-name="ML6">
            <text:list-item>
              <text:p text:style-name="MP12"><text:span text:style-name="MT11">Click to edit Master text styles</text:span></text:p>
            </text:list-item>
          </text:list>
        </draw:text-box>
      </draw:frame>
      <draw:frame draw:name="Content Placeholder 3" presentation:style-name="Mpr23" draw:text-style-name="MP3" draw:layer="backgroundobjects" svg:width="10.746cm" svg:height="10.235cm" svg:x="1.751cm" svg:y="6.959cm" presentation:class="title">
        <draw:text-box>
          <text:p text:style-name="MP4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4" presentation:style-name="Mpr22" draw:text-style-name="MP3" draw:layer="backgroundobjects" svg:width="10.799cm" svg:height="2.289cm" svg:x="12.859cm" svg:y="4.67cm" presentation:class="outline">
        <draw:text-box>
          <text:list text:style-name="ML6">
            <text:list-item>
              <text:p text:style-name="MP12"><text:span text:style-name="MT11">Click to edit Master text styles</text:span></text:p>
            </text:list-item>
          </text:list>
        </draw:text-box>
      </draw:frame>
      <draw:frame draw:name="Content Placeholder 5" presentation:style-name="Mpr23" draw:text-style-name="MP3" draw:layer="backgroundobjects" svg:width="10.799cm" svg:height="10.235cm" svg:x="12.859cm" svg:y="6.959cm" presentation:class="title">
        <draw:text-box>
          <text:p text:style-name="MP4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6" presentation:style-name="Mpr24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7" presentation:style-name="Mpr24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8" presentation:style-name="Mpr24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5-twoTxTwoObj-Comparison-title" draw:layer="backgroundobjects" svg:width="32.764cm" svg:height="34.692cm" svg:x="-32.773cm" svg:y="-32.769cm" presentation:class="page"/>
        <draw:frame draw:name="Notes Placeholder 5" presentation:style-name="Mpr25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26" draw:text-style-name="MP3" draw:layer="backgroundobjects" svg:width="22.847cm" svg:height="3.162cm" svg:x="1.269cm" svg:y="0.763cm" presentation:class="title">
        <draw:text-box>
          <text:p text:style-name="MP10"><text:span text:style-name="MT9">Click to edit Master title style</text:span></text:p>
        </draw:text-box>
      </draw:frame>
      <draw:frame draw:name="Date Placeholder 2" presentation:style-name="Mpr27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3" presentation:style-name="Mpr27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4" presentation:style-name="Mpr27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6-titleOnly-Title-Only-title" draw:layer="backgroundobjects" svg:width="32.764cm" svg:height="34.692cm" svg:x="-32.773cm" svg:y="-32.769cm" presentation:class="page"/>
        <draw:frame draw:name="Notes Placeholder 5" presentation:style-name="Mpr28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29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2" presentation:style-name="Mpr29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3" presentation:style-name="Mpr29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umber&gt;</text:page-number></text:span></text:p>
        </draw:text-box>
      </draw:frame>
      <draw:frame draw:name="Title 4" presentation:style-name="Mpr30" draw:text-style-name="MP3" draw:layer="backgroundobjects" svg:width="22.859cm" svg:height="3.18cm" svg:x="1.27cm" svg:y="0.76cm" presentation:class="title">
        <draw:text-box>
          <text:p/>
        </draw:text-box>
      </draw:frame>
      <draw:frame draw:name="Text Placeholder 5" presentation:style-name="Mpr31" draw:text-style-name="MP3" draw:layer="backgroundobjects" svg:width="22.859cm" svg:height="11.048cm" svg:x="1.27cm" svg:y="4.457cm" presentation:class="outline">
        <draw:text-box>
          <text:p/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7-blank-Blank-title" draw:layer="backgroundobjects" svg:width="32.764cm" svg:height="34.692cm" svg:x="-32.773cm" svg:y="-32.769cm" presentation:class="page"/>
        <draw:frame draw:name="Notes Placeholder 5" presentation:style-name="Mpr32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33" draw:text-style-name="MP3" draw:layer="backgroundobjects" svg:width="8.193cm" svg:height="4.445cm" svg:x="1.751cm" svg:y="1.27cm" presentation:class="title">
        <draw:text-box>
          <text:p text:style-name="MP10"><text:span text:style-name="MT2">Click to edit Master title style</text:span></text:p>
        </draw:text-box>
      </draw:frame>
      <draw:frame draw:name="Content Placeholder 2" presentation:style-name="Mpr34" draw:text-style-name="MP3" draw:layer="backgroundobjects" svg:width="12.859cm" svg:height="13.538cm" svg:x="10.799cm" svg:y="2.743cm" presentation:class="title">
        <draw:text-box>
          <text:p text:style-name="MP4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3" presentation:style-name="Mpr35" draw:text-style-name="MP3" draw:layer="backgroundobjects" svg:width="8.193cm" svg:height="10.588cm" svg:x="1.751cm" svg:y="5.715cm" presentation:class="outline">
        <draw:text-box>
          <text:list text:style-name="ML6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Date Placeholder 4" presentation:style-name="Mpr36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5" presentation:style-name="Mpr36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6" presentation:style-name="Mpr36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8-objTx-Content-with-Caption-title" draw:layer="backgroundobjects" svg:width="32.764cm" svg:height="34.692cm" svg:x="-32.773cm" svg:y="-32.769cm" presentation:class="page"/>
        <draw:frame draw:name="Notes Placeholder 5" presentation:style-name="Mpr37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38" draw:text-style-name="MP3" draw:layer="backgroundobjects" svg:width="8.193cm" svg:height="4.445cm" svg:x="1.751cm" svg:y="1.27cm" presentation:class="title">
        <draw:text-box>
          <text:p text:style-name="MP10"><text:span text:style-name="MT2">Click to edit Master title style</text:span></text:p>
        </draw:text-box>
      </draw:frame>
      <draw:frame draw:name="Picture Placeholder 2" presentation:style-name="Mpr39" draw:text-style-name="MP3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40" draw:text-style-name="MP3" draw:layer="backgroundobjects" svg:width="8.193cm" svg:height="10.588cm" svg:x="1.751cm" svg:y="5.715cm" presentation:class="outline">
        <draw:text-box>
          <text:list text:style-name="ML6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Date Placeholder 4" presentation:style-name="Mpr41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5" presentation:style-name="Mpr41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6" presentation:style-name="Mpr41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9-picTx-Picture-with-Caption-title" draw:layer="backgroundobjects" svg:width="32.764cm" svg:height="34.692cm" svg:x="-32.773cm" svg:y="-32.769cm" presentation:class="page"/>
        <draw:frame draw:name="Notes Placeholder 5" presentation:style-name="Mpr42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43" draw:text-style-name="MP3" draw:layer="backgroundobjects" svg:width="22.847cm" svg:height="3.162cm" svg:x="1.269cm" svg:y="0.763cm" presentation:class="title">
        <draw:text-box>
          <text:p text:style-name="MP10"><text:span text:style-name="MT9">Click to edit Master title style</text:span></text:p>
        </draw:text-box>
      </draw:frame>
      <draw:frame draw:name="Vertical Text Placeholder 2" presentation:style-name="Mpr44" draw:text-style-name="MP13" draw:layer="backgroundobjects" svg:width="22.847cm" svg:height="12.559cm" svg:x="1.269cm" svg:y="4.44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5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4" presentation:style-name="Mpr45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5" presentation:style-name="Mpr45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10-vertTx-Title-and-Vertical-Text-title" draw:layer="backgroundobjects" svg:width="32.764cm" svg:height="34.692cm" svg:x="-32.773cm" svg:y="-32.769cm" presentation:class="page"/>
        <draw:frame draw:name="Notes Placeholder 5" presentation:style-name="Mpr46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47" draw:text-style-name="MP13" draw:layer="backgroundobjects" svg:width="5.711cm" svg:height="16.241cm" svg:x="18.406cm" svg:y="0.763cm" presentation:class="title">
        <draw:text-box>
          <text:p text:style-name="MP10"><text:span text:style-name="MT9">Click to edit Master title style</text:span></text:p>
        </draw:text-box>
      </draw:frame>
      <draw:frame draw:name="Vertical Text Placeholder 2" presentation:style-name="Mpr48" draw:text-style-name="MP13" draw:layer="backgroundobjects" svg:width="16.713cm" svg:height="16.241cm" svg:x="1.27cm" svg:y="0.763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9" draw:text-style-name="MP3" draw:layer="backgroundobjects" svg:width="5.913cm" svg:height="1.31cm" svg:x="1.269cm" svg:y="17.348cm" presentation:class="date-time">
        <draw:text-box>
          <text:p/>
        </draw:text-box>
      </draw:frame>
      <draw:frame draw:name="Footer Placeholder 4" presentation:style-name="Mpr49" draw:text-style-name="MP3" draw:layer="backgroundobjects" svg:width="8.03cm" svg:height="1.31cm" svg:x="8.678cm" svg:y="17.348cm" presentation:class="footer">
        <draw:text-box>
          <text:p/>
        </draw:text-box>
      </draw:frame>
      <draw:frame draw:name="Slide Number Placeholder 5" presentation:style-name="Mpr49" draw:text-style-name="MP3" draw:layer="backgroundobjects" svg:width="5.914cm" svg:height="1.31cm" svg:x="18.203cm" svg:y="17.348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 text:style-name="MP9"/>
          <draw:enhanced-geometry svg:viewBox="0 0 21600 21600" draw:type="non-primitive" draw:enhanced-path="M 0 0 L 21600 0 21600 21600 0 21600 Z N"/>
        </draw:custom-shape>
        <draw:custom-shape draw:name="Freeform 2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3" draw:style-name="Mgr4" draw:text-style-name="MP1" draw:layer="backgroundobjects" svg:width="19.05cm" svg:height="25.4cm" svg:x="0cm" svg:y="0cm">
          <text:p text:style-name="MP9"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Slide Image Placeholder 4" presentation:style-name="Master1-Layout11-vertTitleAndTx-Vertical-Title-and-Text-title" draw:layer="backgroundobjects" svg:width="32.764cm" svg:height="34.692cm" svg:x="-32.773cm" svg:y="-32.769cm" presentation:class="page"/>
        <draw:frame draw:name="Notes Placeholder 5" presentation:style-name="Mpr50" draw:text-style-name="MP3" draw:layer="backgroundobjects" svg:width="15.227cm" svg:height="11.417cm" svg:x="1.904cm" svg:y="12.064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$Windows_x86 LibreOffice_project/3a87456aaa6a95c63eea1c1b3201acedf0751bd5</meta:generator>
    <dc:title>Diapositiva 1</dc:title>
    <meta:initial-creator>Joseluis</meta:initial-creator>
    <dc:date>2016-02-28T19:06:13.337000000</dc:date>
    <meta:editing-cycles>11</meta:editing-cycles>
    <meta:editing-duration>PT29M37S</meta:editing-duration>
    <meta:document-statistic meta:object-count="153"/>
  </office:meta>
</office:document-meta>
</file>